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libri1" svg:font-family="Calibri"/>
    <style:font-face style:name="Times New Roman" svg:font-family="'Times New Roman'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267cm" fo:margin-left="0cm" table:align="left" style:may-break-between-rows="true" style:writing-mode="lr-tb"/>
    </style:style>
    <style:style style:name="Tabela1.A" style:family="table-column">
      <style:table-column-properties style:column-width="4.062cm"/>
    </style:style>
    <style:style style:name="Tabela1.D" style:family="table-column">
      <style:table-column-properties style:column-width="4.08cm"/>
    </style:style>
    <style:style style:name="Tabela1.A1" style:family="table-cell">
      <style:table-cell-properties fo:background-color="#ffffff" fo:padding-left="0.123cm" fo:padding-right="0.123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1" style:family="table-cell">
      <style:table-cell-properties fo:background-color="#ffffff" fo:padding-left="0.123cm" fo:padding-right="0.123cm" fo:padding-top="0cm" fo:padding-bottom="0cm" fo:border="0.5pt solid #000000" fo:vertical-align="top">
        <style:background-image/>
      </style:table-cell-properties>
    </style:style>
    <style:style style:name="Tabela1.A2" style:family="table-cell" style:data-style-name="N36">
      <style:table-cell-properties fo:background-color="#ffffff" fo:padding-left="0.123cm" fo:padding-right="0.123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B2" style:family="table-cell" style:data-style-name="N0">
      <style:table-cell-properties fo:background-color="#ffffff" fo:padding-left="0.123cm" fo:padding-right="0.123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C2" style:family="table-cell">
      <style:table-cell-properties fo:background-color="#ffffff" fo:padding-left="0.123cm" fo:padding-right="0.123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D2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Tabela1.C3" style:family="table-cell">
      <style:table-cell-properties fo:background-color="#ffffff" fo:padding-left="0.123cm" fo:padding-right="0.123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D3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Tabela1.C4" style:family="table-cell">
      <style:table-cell-properties fo:background-color="#ffffff" fo:padding-left="0.123cm" fo:padding-right="0.123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D4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Tabela1.B5" style:family="table-cell" style:data-style-name="N0">
      <style:table-cell-properties fo:background-color="#ffffff" fo:padding-left="0.123cm" fo:padding-right="0.123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C8" style:family="table-cell">
      <style:table-cell-properties fo:background-color="#ffffff" fo:padding-left="0.123cm" fo:padding-right="0.123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D8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Tabela1.C9" style:family="table-cell">
      <style:table-cell-properties fo:background-color="#ffffff" fo:padding-left="0.123cm" fo:padding-right="0.123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D9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Tabela1.C10" style:family="table-cell">
      <style:table-cell-properties fo:background-color="#ffffff" fo:padding-left="0.123cm" fo:padding-right="0.123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D10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Tabela1.C11" style:family="table-cell">
      <style:table-cell-properties fo:background-color="#ffffff" fo:padding-left="0.123cm" fo:padding-right="0.123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D11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Tabela1.C12" style:family="table-cell">
      <style:table-cell-properties fo:background-color="#ffffff" fo:padding-left="0.123cm" fo:padding-right="0.123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D12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Tabela1.C13" style:family="table-cell">
      <style:table-cell-properties fo:background-color="#ffffff" fo:padding-left="0.123cm" fo:padding-right="0.123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D13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Tabela1.C14" style:family="table-cell">
      <style:table-cell-properties fo:background-color="#ffffff" fo:padding-left="0.123cm" fo:padding-right="0.123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D14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Tabela1.C15" style:family="table-cell">
      <style:table-cell-properties fo:background-color="#ffffff" fo:padding-left="0.123cm" fo:padding-right="0.123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D15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Tabela1.C16" style:family="table-cell">
      <style:table-cell-properties fo:background-color="#ffffff" fo:padding-left="0.123cm" fo:padding-right="0.123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D16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Tabela1.A17" style:family="table-cell">
      <style:table-cell-properties fo:background-color="#ffffff" fo:padding-left="0.123cm" fo:padding-right="0.123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B17" style:family="table-cell">
      <style:table-cell-properties fo:background-color="#ffffff" fo:padding-left="0.123cm" fo:padding-right="0.123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C17" style:family="table-cell">
      <style:table-cell-properties fo:background-color="#ffffff" fo:padding-left="0.123cm" fo:padding-right="0.123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D17" style:family="table-cell">
      <style:table-cell-properties fo:background-color="#ffffff" fo:padding-left="0.123cm" fo:padding-right="0.123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style:use-window-font-color="true" style:font-name="Times New Roman" fo:font-size="36pt" fo:language="pl" fo:country="PL" fo:font-weight="bold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00%" fo:text-align="end" style:justify-single-word="false">
        <style:tab-stops>
          <style:tab-stop style:position="0cm"/>
        </style:tab-stops>
      </style:paragraph-properties>
      <style:text-properties style:use-window-font-color="true" style:font-name="Times New Roman" fo:font-size="20pt" fo:language="pl" fo:country="PL" fo:font-weight="normal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00%" fo:text-align="end" style:justify-single-word="false"/>
      <style:text-properties style:use-window-font-color="true" style:font-name="Times New Roman" fo:font-size="20pt" fo:language="pl" fo:country="PL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language="pl" fo:country="PL" fo:font-weight="normal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4pt" fo:language="pl" fo:country="PL" fo:font-weight="bold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language="pl" fo:country="PL" fo:font-weight="bold" fo:background-color="transparent" style:font-name-asian="Times New Roman" style:font-name-complex="Times New Roman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language="pl" fo:country="PL" fo:font-weight="normal" fo:background-color="transparent" style:font-name-asian="Times New Roman" style:font-name-complex="Times New Roman"/>
    </style:style>
    <style:style style:name="P10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language="pl" fo:country="PL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language="pl" fo:country="PL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language="pl" fo:country="PL" fo:font-weight="bold" fo:background-color="transparent" style:font-name-asian="Times New Roman" style:font-name-complex="Times New Roman"/>
    </style:style>
    <style:style style:name="P13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language="pl" fo:country="PL" fo:font-style="italic" fo:font-weight="bold" fo:background-color="transparent" style:font-name-asian="Times New Roman" style:font-style-asian="italic" style:font-weight-asian="bold" style:font-name-complex="Times New Roman" style:font-style-complex="italic" style:font-weight-complex="bold"/>
    </style:style>
    <style:style style:name="P14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language="pl" fo:country="PL" fo:font-style="italic" fo:font-weight="bold" fo:background-color="transparent" style:font-name-asian="Calibri1" style:font-style-asian="italic" style:font-weight-asian="bold" style:font-name-complex="Calibri1" style:font-style-complex="italic" style:font-weight-complex="bold"/>
    </style:style>
    <style:style style:name="P15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language="pl" fo:country="PL" fo:font-weight="normal" fo:background-color="transparent" style:font-name-asian="Times New Roman" style:font-weight-asian="normal" style:font-name-complex="Times New Roman" style:font-weight-complex="normal"/>
    </style:style>
    <style:style style:name="P16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language="pl" fo:country="PL" fo:font-weight="normal" fo:background-color="transparent" style:font-name-asian="Times New Roman" style:font-name-complex="Times New Roman"/>
    </style:style>
    <style:style style:name="P17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language="pl" fo:country="PL" fo:font-weight="normal" fo:background-color="transparent" style:font-name-asian="Calibri1" style:font-name-complex="Calibri1"/>
    </style:style>
    <style:style style:name="P18" style:family="paragraph" style:parent-style-name="Standard">
      <style:paragraph-properties fo:line-height="100%" fo:text-align="end" style:justify-single-word="false"/>
      <style:text-properties style:font-name="Times New Roman1" fo:language="pl" fo:country="PL"/>
    </style:style>
    <style:style style:name="P19" style:family="paragraph" style:parent-style-name="Standard">
      <style:paragraph-properties fo:line-height="100%" fo:text-align="end" style:justify-single-word="false"/>
      <style:text-properties style:font-name="Times New Roman1" fo:language="pl" fo:country="PL"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Standard">
      <style:text-properties style:font-name="Times New Roman1" fo:font-size="12pt" fo:language="pl" fo:country="PL" style:font-size-asian="12pt" style:font-size-complex="12pt"/>
    </style:style>
    <style:style style:name="P21" style:family="paragraph" style:parent-style-name="Standard">
      <style:paragraph-properties fo:line-height="100%" fo:text-align="start" style:justify-single-word="false"/>
      <style:text-properties fo:language="pl" fo:country="PL"/>
    </style:style>
    <style:style style:name="P22" style:family="paragraph" style:parent-style-name="Standard">
      <style:paragraph-properties fo:margin-left="0.635cm" fo:margin-right="0cm" fo:line-height="100%" fo:text-align="start" style:justify-single-word="false" fo:text-indent="0cm" style:auto-text-indent="false"/>
      <style:text-properties style:use-window-font-color="true" style:font-name="Calibri1" fo:font-size="11pt" fo:language="pl" fo:country="PL" fo:font-weight="normal" fo:background-color="transparent" style:font-name-asian="Calibri1" style:font-name-complex="Calibri1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use-window-font-color="true" style:font-name="Calibri1" fo:font-size="11pt" fo:language="pl" fo:country="PL" fo:font-weight="normal" fo:background-color="transparent" style:font-name-asian="Calibri1" style:font-name-complex="Calibri1"/>
    </style:style>
    <style:style style:name="P24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language="pl" fo:country="PL" fo:font-style="italic" fo:font-weight="bold" officeooo:paragraph-rsid="000e409a" fo:background-color="transparent" style:font-name-asian="Times New Roman" style:font-style-asian="italic" style:font-weight-asian="bold" style:font-name-complex="Times New Roman" style:font-style-complex="italic" style:font-weight-complex="bold"/>
    </style:style>
    <style:style style:name="P25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language="pl" fo:country="PL" fo:font-style="italic" fo:font-weight="bold" officeooo:paragraph-rsid="000e409a" fo:background-color="transparent" style:font-name-asian="Calibri1" style:font-style-asian="italic" style:font-weight-asian="bold" style:font-name-complex="Calibri1" style:font-style-complex="italic" style:font-weight-complex="bold"/>
    </style:style>
    <style:style style:name="P26" style:family="paragraph" style:parent-style-name="Standard">
      <style:paragraph-properties fo:line-height="100%" fo:text-align="end" style:justify-single-word="false"/>
      <style:text-properties style:font-name="Times New Roman1" fo:language="pl" fo:country="PL" fo:font-style="italic" fo:font-weight="bold" officeooo:paragraph-rsid="000e409a" style:font-style-asian="italic" style:font-weight-asian="bold" style:font-style-complex="italic" style:font-weight-complex="bold"/>
    </style:style>
    <style:style style:name="P27" style:family="paragraph" style:parent-style-name="Standard">
      <style:text-properties style:font-name="Times" fo:font-size="12pt" fo:language="pl" fo:country="PL" style:font-size-asian="12pt" style:font-size-complex="12pt"/>
    </style:style>
    <style:style style:name="P28" style:family="paragraph" style:parent-style-name="Standard">
      <style:text-properties style:font-name="Times" fo:font-size="12pt" fo:language="pl" fo:country="PL" officeooo:paragraph-rsid="000e409a" style:font-size-asian="12pt" style:font-size-complex="12pt"/>
    </style:style>
    <style:style style:name="T1" style:family="text">
      <style:text-properties style:use-window-font-color="true" style:font-name="Times New Roman" fo:font-size="14pt" fo:font-weight="bold" fo:background-color="transparent" style:font-name-asian="Times New Roman" style:font-name-complex="Times New Roman"/>
    </style:style>
    <style:style style:name="T2" style:family="text">
      <style:text-properties style:use-window-font-color="true" style:font-name="Times New Roman" fo:font-size="14pt" fo:font-weight="bold" fo:background-color="transparent" style:font-name-asian="Times New Roman" style:font-size-asian="14pt" style:font-weight-asian="bold" style:font-name-complex="Times New Roman" style:font-size-complex="14pt" style:font-weight-complex="bold"/>
    </style:style>
    <style:style style:name="T3" style:family="text">
      <style:text-properties style:use-window-font-color="true" style:font-name="Times New Roman" fo:font-size="14pt" fo:language="pl" fo:country="PL" fo:font-weight="normal" fo:background-color="transparent" style:font-name-asian="Times New Roman" style:font-name-complex="Times New Roman"/>
    </style:style>
    <style:style style:name="T4" style:family="text">
      <style:text-properties style:use-window-font-color="true" style:font-name="Times New Roman" fo:font-size="14pt" fo:language="pl" fo:country="PL" fo:font-weight="bold" fo:background-color="transparent" style:font-name-asian="Times New Roman" style:font-name-complex="Times New Roman"/>
    </style:style>
    <style:style style:name="T5" style:family="text">
      <style:text-properties style:use-window-font-color="true" style:font-name="Times New Roman" fo:font-size="15pt" fo:language="pl" fo:country="PL" fo:font-weight="normal" fo:background-color="transparent" style:font-name-asian="Times New Roman" style:font-name-complex="Times New Roman"/>
    </style:style>
    <style:style style:name="T6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7" style:family="text">
      <style:text-properties style:use-window-font-color="true" fo:font-size="11pt" fo:font-weight="normal" fo:background-color="transparent" style:font-name-asian="Times New Roman" style:font-name-complex="Times New Roman"/>
    </style:style>
    <style:style style:name="T8" style:family="text">
      <style:text-properties style:use-window-font-color="true" fo:font-size="11pt" fo:font-weight="normal" fo:background-color="transparent" style:font-name-asian="Calibri1" style:font-name-complex="Calibri1"/>
    </style:style>
    <style:style style:name="T9" style:family="text">
      <style:text-properties fo:color="#0000ff" style:font-name="Times New Roman" fo:font-size="12pt" fo:language="pl" fo:country="PL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Times New Roman1"/>
    </style:style>
    <style:style style:name="T12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Times New Roman1" fo:font-size="14pt" fo:font-weight="bold" officeooo:rsid="000e409a" style:font-size-asian="14pt" style:font-weight-asian="bold" style:font-size-complex="14pt" style:font-weight-complex="bold"/>
    </style:style>
    <style:style style:name="T14" style:family="text">
      <style:text-properties style:font-name="Times New Roman1" officeooo:rsid="000e409a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officeooo:rsid="000e409a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line-break/>Cal.2013</text:p>
      <text:p text:style-name="P4">Aplikacja webowa „Kalendarz”</text:p>
      <text:p text:style-name="P5"><text:line-break/>Stan prac</text:p>
      <text:p text:style-name="P10"/>
      <text:p text:style-name="P6">Opis zmian:</text:p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2">Data</text:p>
          </table:table-cell>
          <table:table-cell table:style-name="Tabela1.A1" office:value-type="string">
            <text:p text:style-name="P12">Wersja</text:p>
          </table:table-cell>
          <table:table-cell table:style-name="Tabela1.A1" office:value-type="string">
            <text:p text:style-name="P12">Opis</text:p>
          </table:table-cell>
          <table:table-cell table:style-name="Tabela1.D1" office:value-type="string">
            <text:p text:style-name="P12">Autor</text:p>
          </table:table-cell>
        </table:table-row>
        <table:table-row>
          <table:table-cell table:style-name="Tabela1.A2" office:value-type="date" office:date-value="2013-03-02">
            <text:p text:style-name="P13">2.03.2013</text:p>
          </table:table-cell>
          <table:table-cell table:style-name="Tabela1.B2" office:value-type="float" office:value="1">
            <text:p text:style-name="P13">1</text:p>
          </table:table-cell>
          <table:table-cell table:style-name="Tabela1.C17" office:value-type="string">
            <text:p text:style-name="P13">Pierwsze spotkanie laboratoryjne</text:p>
          </table:table-cell>
          <table:table-cell table:style-name="Tabela1.D17" office:value-type="string">
            <text:p text:style-name="P13">Magdalena Zachwieja, Krzysztof Bednarz, Michał Oczko</text:p>
          </table:table-cell>
        </table:table-row>
        <table:table-row>
          <table:table-cell table:style-name="Tabela1.A2" office:value-type="date" office:date-value="2013-03-15">
            <text:p text:style-name="P15">15.03.2013</text:p>
          </table:table-cell>
          <table:table-cell table:style-name="Tabela1.B2" office:value-type="float" office:value="1">
            <text:p text:style-name="P15">1</text:p>
          </table:table-cell>
          <table:table-cell table:style-name="Tabela1.C17" office:value-type="string">
            <text:p text:style-name="P15">Pierwsza wersja wizji</text:p>
          </table:table-cell>
          <table:table-cell table:style-name="Tabela1.D17" office:value-type="string">
            <text:p text:style-name="P15">Magdalena Zachwieja</text:p>
          </table:table-cell>
        </table:table-row>
        <table:table-row>
          <table:table-cell table:style-name="Tabela1.A2" office:value-type="date" office:date-value="2013-03-16">
            <text:p text:style-name="P13">16.03.2013</text:p>
          </table:table-cell>
          <table:table-cell table:style-name="Tabela1.B2" office:value-type="float" office:value="2">
            <text:p text:style-name="P13">2</text:p>
          </table:table-cell>
          <table:table-cell table:style-name="Tabela1.C17" office:value-type="string">
            <text:p text:style-name="P13">Drugie spotkanie laboratoyjne</text:p>
          </table:table-cell>
          <table:table-cell table:style-name="Tabela1.D17" office:value-type="string">
            <text:p text:style-name="P13">Magdalena Zachwieja, Krzysztof Bednarz, Michał Oczko</text:p>
          </table:table-cell>
        </table:table-row>
        <table:table-row>
          <table:table-cell table:style-name="Tabela1.A1" office:value-type="string">
            <text:p text:style-name="P16">19.03.2013</text:p>
          </table:table-cell>
          <table:table-cell table:style-name="Tabela1.B5" office:value-type="float" office:value="2">
            <text:p text:style-name="P16">2</text:p>
          </table:table-cell>
          <table:table-cell table:style-name="Tabela1.A1" office:value-type="string">
            <text:p text:style-name="P18"><text:span text:style-name="T7">Zako</text:span><text:span text:style-name="T7">ńczone opracowywanie wizji</text:span></text:p>
          </table:table-cell>
          <table:table-cell table:style-name="Tabela1.D1" office:value-type="string">
            <text:p text:style-name="P16">Magdalena Zachwieja</text:p>
          </table:table-cell>
        </table:table-row>
        <table:table-row>
          <table:table-cell table:style-name="Tabela1.A1" office:value-type="string">
            <text:p text:style-name="P16">21.03.2013</text:p>
          </table:table-cell>
          <table:table-cell table:style-name="Tabela1.B5" office:value-type="float" office:value="1">
            <text:p text:style-name="P17">1</text:p>
          </table:table-cell>
          <table:table-cell table:style-name="Tabela1.A1" office:value-type="string">
            <text:p text:style-name="P16">Spotkanie robocze</text:p>
          </table:table-cell>
          <table:table-cell table:style-name="Tabela1.D1" office:value-type="string">
            <text:p text:style-name="P16">Magdalena Zachwieja, Krzysztof Bednarz, Michał Oczko</text:p>
          </table:table-cell>
        </table:table-row>
        <table:table-row>
          <table:table-cell table:style-name="Tabela1.A1" office:value-type="string">
            <text:p text:style-name="P18"><text:span text:style-name="T8">2</text:span><text:span text:style-name="T8">5.03.2013</text:span></text:p>
          </table:table-cell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P17">Opracowanie rejestru ryzyka</text:p>
          </table:table-cell>
          <table:table-cell table:style-name="Tabela1.D1" office:value-type="string">
            <text:p text:style-name="P17">Michał Oczko</text:p>
          </table:table-cell>
        </table:table-row>
        <table:table-row>
          <table:table-cell table:style-name="Tabela1.A2" office:value-type="date" office:date-value="2013-03-27">
            <text:p text:style-name="P18">27.03.2013</text:p>
          </table:table-cell>
          <table:table-cell table:style-name="Tabela1.B2" office:value-type="float" office:value="1">
            <text:p text:style-name="P17">1</text:p>
          </table:table-cell>
          <table:table-cell table:style-name="Tabela1.C17" office:value-type="string">
            <text:p text:style-name="P17">Opracowanie specyfikacji wymagań</text:p>
          </table:table-cell>
          <table:table-cell table:style-name="Tabela1.D17" office:value-type="string">
            <text:p text:style-name="P17">Magdalena Zachwieja</text:p>
          </table:table-cell>
        </table:table-row>
        <table:table-row>
          <table:table-cell table:style-name="Tabela1.A2" office:value-type="date" office:date-value="2013-03-28">
            <text:p text:style-name="P18">28.03.2013</text:p>
          </table:table-cell>
          <table:table-cell table:style-name="Tabela1.B2" office:value-type="float" office:value="1">
            <text:p text:style-name="P17">1</text:p>
          </table:table-cell>
          <table:table-cell table:style-name="Tabela1.C17" office:value-type="string">
            <text:p text:style-name="P17">Opracowanie architektury systemu</text:p>
          </table:table-cell>
          <table:table-cell table:style-name="Tabela1.D17" office:value-type="string">
            <text:p text:style-name="P17">Magdalena Zachwieja</text:p>
          </table:table-cell>
        </table:table-row>
        <table:table-row>
          <table:table-cell table:style-name="Tabela1.A2" office:value-type="date" office:date-value="2013-03-30">
            <text:p text:style-name="P18">30.03.2013</text:p>
          </table:table-cell>
          <table:table-cell table:style-name="Tabela1.B2" office:value-type="float" office:value="1">
            <text:p text:style-name="P17">1</text:p>
          </table:table-cell>
          <table:table-cell table:style-name="Tabela1.C17" office:value-type="string">
            <text:p text:style-name="P17">Szkielet strony www</text:p>
          </table:table-cell>
          <table:table-cell table:style-name="Tabela1.D17" office:value-type="string">
            <text:p text:style-name="P17">Magdalena Zachwieja</text:p>
          </table:table-cell>
        </table:table-row>
        <table:table-row>
          <table:table-cell table:style-name="Tabela1.A2" office:value-type="date" office:date-value="3013-04-06">
            <text:p text:style-name="P19">6.04.3013</text:p>
          </table:table-cell>
          <table:table-cell table:style-name="Tabela1.B2" office:value-type="float" office:value="3">
            <text:p text:style-name="P14">3</text:p>
          </table:table-cell>
          <table:table-cell table:style-name="Tabela1.C17" office:value-type="string">
            <text:p text:style-name="P14">Trzecie spotkanie laboratoryjne</text:p>
          </table:table-cell>
          <table:table-cell table:style-name="Tabela1.D17" office:value-type="string">
            <text:p text:style-name="P13">Magdalena Zachwieja, Krzysztof Bednarz, Michał Oczko</text:p>
          </table:table-cell>
        </table:table-row>
        <table:table-row>
          <table:table-cell table:style-name="Tabela1.A2" office:value-type="date" office:date-value="2013-04-07">
            <text:p text:style-name="P18">7.04.2013</text:p>
          </table:table-cell>
          <table:table-cell table:style-name="Tabela1.B2" office:value-type="float" office:value="1">
            <text:p text:style-name="P17">1</text:p>
          </table:table-cell>
          <table:table-cell table:style-name="Tabela1.C17" office:value-type="string">
            <text:p text:style-name="P17">Szkielet bazy danych SQLite, uzupełnienie architektury systemu o diagram bazy danych</text:p>
          </table:table-cell>
          <table:table-cell table:style-name="Tabela1.D17" office:value-type="string">
            <text:p text:style-name="P17">Magdalena Zachwieja, Michał Oczko</text:p>
          </table:table-cell>
        </table:table-row>
        <table:table-row>
          <table:table-cell table:style-name="Tabela1.A2" office:value-type="date" office:date-value="2013-04-17">
            <text:p text:style-name="P18">17.04.2013</text:p>
          </table:table-cell>
          <table:table-cell table:style-name="Tabela1.B2" office:value-type="float" office:value="2">
            <text:p text:style-name="P17">2</text:p>
          </table:table-cell>
          <table:table-cell table:style-name="Tabela1.C17" office:value-type="string">
            <text:p text:style-name="P17">Spotkanie robocze</text:p>
          </table:table-cell>
          <table:table-cell table:style-name="Tabela1.D17" office:value-type="string">
            <text:p text:style-name="P17">Michał Oczko, Magdalena Zachwieja, Krzysztof Bednarz</text:p>
          </table:table-cell>
        </table:table-row>
        <table:table-row>
          <table:table-cell table:style-name="Tabela1.A2" office:value-type="date" office:date-value="2013-04-17">
            <text:p text:style-name="P18">17.04.2013</text:p>
          </table:table-cell>
          <table:table-cell table:style-name="Tabela1.B2" office:value-type="float" office:value="1">
            <text:p text:style-name="P17">1</text:p>
          </table:table-cell>
          <table:table-cell table:style-name="Tabela1.C17" office:value-type="string">
            <text:p text:style-name="P17">Dodanie ksiazki adresowej v.1.1</text:p>
          </table:table-cell>
          <table:table-cell table:style-name="Tabela1.D17" office:value-type="string">
            <text:p text:style-name="P17">Michał Oczko</text:p>
          </table:table-cell>
        </table:table-row>
        <table:table-row>
          <table:table-cell table:style-name="Tabela1.A2" office:value-type="date" office:date-value="2013-04-19">
            <text:p text:style-name="P18">19.04.2013</text:p>
          </table:table-cell>
          <table:table-cell table:style-name="Tabela1.B2" office:value-type="float" office:value="1">
            <text:p text:style-name="P17">1</text:p>
          </table:table-cell>
          <table:table-cell table:style-name="Tabela1.C17" office:value-type="string">
            <text:p text:style-name="P17">Dodanie roboczej wersji kalendarza</text:p>
          </table:table-cell>
          <table:table-cell table:style-name="Tabela1.D17" office:value-type="string">
            <text:p text:style-name="P17">Magdalena Zachwieja</text:p>
          </table:table-cell>
        </table:table-row>
        <table:table-row>
          <table:table-cell table:style-name="Tabela1.A2" office:value-type="date" office:date-value="2013-04-20">
            <text:p text:style-name="P19">20.04.2013</text:p>
          </table:table-cell>
          <table:table-cell table:style-name="Tabela1.B2" office:value-type="float" office:value="4">
            <text:p text:style-name="P14">4</text:p>
          </table:table-cell>
          <table:table-cell table:style-name="Tabela1.C16" office:value-type="string">
            <text:p text:style-name="P14">IV spotkanie laboratoryjne</text:p>
          </table:table-cell>
          <table:table-cell table:style-name="Tabela1.D16" office:value-type="string">
            <text:p text:style-name="P24">Magdalena Zachwieja, Krzysztof Bednarz, </text:p>
            <text:p text:style-name="P24">Michał Oczko</text:p>
          </table:table-cell>
        </table:table-row>
        <table:table-row>
          <table:table-cell table:style-name="Tabela1.A17" office:value-type="string">
            <text:p text:style-name="P26"><text:span text:style-name="T16">09.05.2013</text:span></text:p>
          </table:table-cell>
          <table:table-cell table:style-name="Tabela1.B17" office:value-type="string">
            <text:p text:style-name="P25"><text:span text:style-name="T16">1</text:span></text:p>
          </table:table-cell>
          <table:table-cell table:style-name="Tabela1.C17" office:value-type="string">
            <text:p text:style-name="P25"><text:span text:style-name="T16">System Logowania</text:span></text:p>
          </table:table-cell>
          <table:table-cell table:style-name="Tabela1.D17" office:value-type="string">
            <text:p text:style-name="P24"><text:span text:style-name="T16">Michał Oczko</text:span></text:p>
          </table:table-cell>
        </table:table-row>
      </table:table>
      <text:p text:style-name="P2"><text:span text:style-name="T5"><text:line-break/></text:span><text:soft-page-break/><text:span text:style-name="T5"><text:line-break/></text:span><text:span text:style-name="T5">Autorzy: </text:span><text:span text:style-name="T3"><text:line-break/></text:span><text:span text:style-name="T4">Magdalena Zachwieja <text:s/></text:span><text:span text:style-name="T3">(</text:span><text:a xlink:type="simple" xlink:href="mailto:magda.zachwieja@gmail.com"><text:span text:style-name="T9">magda.zachwieja@gmail.com</text:span></text:a><text:span text:style-name="T3">)<text:line-break/></text:span><text:span text:style-name="T4">Michał Oczko (</text:span><text:a xlink:type="simple" xlink:href="mailto:michaloczko@gmail.com"><text:span text:style-name="T9">michaloczko@gmail.com</text:span></text:a><text:span text:style-name="T3">) </text:span><text:span text:style-name="T4"><text:line-break/>Krzysztof Bednarz (</text:span><text:a xlink:type="simple" xlink:href="mailto:ka.bednarz@gmail.com"><text:span text:style-name="T9">ka.bednarz@gmail.com</text:span></text:a><text:span text:style-name="T3">) </text:span></text:p>
      <text:p text:style-name="P10"/>
      <text:p text:style-name="P7">AGH 2013<text:line-break/><text:line-break/><text:line-break/></text:p>
      <text:p text:style-name="P8">1. I spotkanie laboratoryjne<text:line-break/><text:span text:style-name="T15">Wybranie tematu projektu, który będzie przygotowywany w ramach zajęć.<text:line-break/></text:span><text:line-break/>2. Wizja</text:p>
      <text:p text:style-name="P21"><text:span text:style-name="T6">Przygotowanie wstępnej wersji wizji.<text:line-break/><text:line-break/></text:span><text:span text:style-name="T2">3. II spotkanie laboratoryjne</text:span><text:span text:style-name="T6"><text:line-break/>Przedstawienie pierwszej wersji wizji.<text:line-break/>Wybranie technologii w jakiej będzie wykonana aplikacja.<text:line-break/><text:line-break/></text:span><text:span text:style-name="T2">4. Ostateczna wersja wizji</text:span><text:span text:style-name="T6"><text:line-break/>Zakończone opracowywanie wizji aplikacji – dokument Wizja.odt.</text:span></text:p>
      <text:p text:style-name="P11"/>
      <text:p text:style-name="P21"><text:span text:style-name="T1">5. Spotkanie robocze 21.03.2013</text:span><text:span text:style-name="T6"><text:line-break/>Ustalenie planu pracy na kolejny tydzień.<text:line-break/><text:line-break/>Zakres prac do wykonania w najbliższym tygodniu:<text:line-break/>- zaprojektowanie bazy danych,<text:line-break/>- przygotowanie rejestru ryzyk,<text:line-break/>- przygotowanie specyfikacji wymagań (UML).<text:line-break/><text:line-break/></text:span><text:span text:style-name="T2">6. Opracowanie rejestru ryzyk</text:span><text:span text:style-name="T6"><text:line-break/>RejestrRyzyk.odt<text:line-break/><text:line-break/>7</text:span><text:span text:style-name="T2">. Opracowanie specyfikacji wymagań</text:span><text:span text:style-name="T6"><text:line-break/>Na podstawie dokumentu zawierającego wizję systemu sporządzono szczegółową specyfikację wymagań.<text:line-break/><text:line-break/></text:span><text:span text:style-name="T2">8. Opracowanie architektury systemu</text:span><text:span text:style-name="T6"><text:line-break/>Sporządzono dokument architekturasystemu.odt. <text:line-break/><text:line-break/></text:span><text:span text:style-name="T2">9. Szkielet strony www</text:span><text:span text:style-name="T6"><text:line-break/>Pierwsza wersja stron www, na której będzie umieszczona aplikacja.</text:span></text:p>
      <text:p text:style-name="P21"><text:span text:style-name="T6"><text:line-break/></text:span><text:span text:style-name="T2">10. III spotkanie laboratoryjne</text:span><text:span text:style-name="T6"><text:line-break/>Przedstawienie pierwszej wersji strony www i dokumentacji.<text:line-break/><text:line-break/></text:span><text:soft-page-break/><text:span text:style-name="T2">11. Szkielet bazy danych</text:span></text:p>
      <text:p text:style-name="P9">Pierwsza wersja bazy danych w SQLITE, w której będą przechowywane dane o osobach oraz zdarzeniach. <text:s/><text:line-break/><text:line-break/><text:span text:style-name="T10">12. Spotkanie robocze</text:span><text:line-break/>Ustalenie planu pracy na kolejne dni.<text:line-break/><text:line-break/>Zakres prac do wykonania:<text:line-break/>-dodanie książki adresowej<text:line-break/>-dodanie roboczej wersji kalendarza.<text:line-break/></text:p>
      <text:p text:style-name="P20"><text:span text:style-name="T10">13. Dodanie książki adresowej</text:span><text:line-break/>Pierwsza wersja książki adresowej.</text:p>
      <text:p text:style-name="P27"><text:span text:style-name="T12">14. Dołączenie do strony www roboczej wersji kalendarza.</text:span><text:span text:style-name="T11"><text:line-break/>Robocza wersja kalendarza została dołączona do strony – bez połączenia z bazą danych.<text:line-break/><text:line-break/></text:span><text:span text:style-name="T12">15. IV spotkanie laboratoryjne</text:span><text:span text:style-name="T11"><text:line-break/>Przedstawienie strony www z działającą książką adresową i kalendarzem.</text:span></text:p>
      <text:p text:style-name="P27"><text:span text:style-name="T11"/></text:p>
      <text:p text:style-name="P28"><text:span text:style-name="T13">16. Pierwsza wersja systemu logowania</text:span></text:p>
      <text:p text:style-name="P28"><text:span text:style-name="T14">Stworzenie pierwszej wersji systemu logowania. Kalendarz i książka adresowa są dostępne tylko dla zalogowanych użytkowników. Identyfikacja użytkowników następuje na podstawie adresu email.<text:line-break/></text:span></text:p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Calibri1" svg:font-family="Calibri"/>
    <style:font-face style:name="Times New Roman" svg:font-family="'Times New Roman'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9T23:15:32</dc:date>
    <meta:editing-duration>PT1H30M38S</meta:editing-duration>
    <meta:editing-cycles>14</meta:editing-cycles>
    <meta:generator>LibreOffice/4.0.2.2$Linux_x86 LibreOffice_project/400m0$Build-2</meta:generator>
    <dc:creator>Michal Oczko</dc:creator>
    <meta:document-statistic meta:table-count="1" meta:image-count="0" meta:object-count="0" meta:page-count="3" meta:paragraph-count="85" meta:word-count="401" meta:character-count="3229" meta:non-whitespace-character-count="2881"/>
  </office:meta>
</office:document-meta>
</file>